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3.6cm"/>
    </style:style>
    <style:style style:name="co5" style:family="table-column">
      <style:table-column-properties fo:break-before="auto" style:column-width="6.0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999cm"/>
    </style:style>
    <style:style style:name="co8" style:family="table-column">
      <style:table-column-properties fo:break-before="auto" style:column-width="13.64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font-name="Arial"/>
    </style:style>
    <style:style style:name="ce31" style:family="table-cell" style:parent-style-name="Default" style:data-style-name="N10000">
      <style:table-cell-properties style:diagonal-bl-tr="none" style:diagonal-tl-br="none" fo:wrap-option="wrap" fo:border="none" style:vertical-align="top"/>
    </style:style>
    <style:style style:name="ce32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B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000">
      <style:table-cell-properties style:diagonal-bl-tr="none" style:diagonal-tl-br="none" fo:wrap-option="wrap" fo:border="none" style:vertical-align="middle"/>
      <style:text-properties style:font-name="Arial"/>
    </style:style>
    <style:style style:name="ce35" style:family="table-cell" style:parent-style-name="Default">
      <style:table-cell-properties fo:border="none" style:vertical-align="middle"/>
      <style:text-properties style:font-name="Arial"/>
    </style:style>
    <style:style style:name="ce3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/>
    </style:style>
    <style:style style:name="ce37" style:family="table-cell" style:parent-style-name="Default">
      <style:table-cell-properties fo:border="none" style:vertical-align="top"/>
    </style:style>
    <style:style style:name="ce38" style:family="table-cell" style:parent-style-name="Default">
      <style:table-cell-properties fo:border="none"/>
    </style:style>
    <style:style style:name="ce11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font-name="Arial"/>
    </style:style>
    <style:style style:name="ce41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fo:margin-left="0cm" fo:margin-right="0cm" fo:margin-top="0cm" fo:margin-bottom="0cm" fo:line-height="100%" fo:text-align="start" fo:text-indent="0cm" style:text-autospace="none" style:punctuation-wrap="simple" style:line-break="normal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01cm" fo:padding-top="0.1cm" fo:padding-bottom="0.1cm" fo:padding-left="0.1cm" fo:padding-right="0.1cm" draw:shadow="hidden" draw:shadow-offset-x="0.1cm" draw:shadow-offset-y="0.1cm" draw:caption-escape-direction="auto"/>
      <style:paragraph-properties fo:margin-left="0cm" fo:margin-right="0cm" fo:margin-top="0cm" fo:margin-bottom="0cm" fo:line-height="100%" fo:text-align="start" fo:text-indent="0cm" style:text-autospace="none" style:punctuation-wrap="simple" style:line-break="normal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en" style:country-asian="US" style:font-style-asian="normal" style:font-weight-asian="normal" style:font-family-complex="'Lohit Hindi'" style:font-family-generic-complex="system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Liberation Sans" fo:font-size="6pt" fo:font-weight="bold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en" style:country-asian="US" style:language-complex="en" style:country-complex="US" style:font-name-asian="DejaVu Sans" style:font-name-complex="DejaVu Sans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 utilisateur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1006" table:default-cell-style-name="ce31"/>
        <table:table-column table:style-name="co6" table:number-columns-repeated="10" table:default-cell-style-name="ce37"/>
        <table:table-column table:style-name="co6" table:number-columns-repeated="2" table:default-cell-style-name="ce38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oupes</text:p>
          </table:table-cell>
          <table:table-cell table:style-name="ce5" office:value-type="string" calcext:value-type="string">
            <text:p>Dernière connexion </text:p>
            <text:p><text:span text:style-name="T5">(année-mois-jour heure:minute)</text:span></text:p>
          </table:table-cell>
          <table:table-cell table:style-name="ce5" office:value-type="string" calcext:value-type="string">
            <text:p>Avant-dernière connexion</text:p>
            <text:p><text:span text:style-name="T6">(année-mois-jour heure:minute)</text:span></text:p>
          </table:table-cell>
          <table:table-cell table:style-name="ce34" table:number-columns-repeated="1006"/>
          <table:table-cell table:style-name="ce35" table:number-columns-repeated="12"/>
        </table:table-row>
        <table:table-row table:style-name="ro2">
          <table:table-cell table:style-name="ce30" table:formula="of:=&quot;user.getId()&quot;" office:value-type="string" office:string-value="user.getId()" calcext:value-type="string">
            <office:annotation draw:style-name="gr1" draw:text-style-name="P2" svg:width="2.899cm" svg:height="2.577cm" svg:x="2.27cm" svg:y="5.145cm" draw:caption-point-x="3.285cm" draw:caption-point-y="-4.399cm">
              <dc:creator>ADU</dc:creator>
              <dc:date>2021-04-26T00:00:00</dc:date>
              <text:p text:style-name="P1"><text:span text:style-name="T1">do row for user in context.aq_parent.portal_membership.searchForMembers()</text:span></text:p>
            </office:annotation>
            <text:p>user.getId()</text:p>
          </table:table-cell>
          <table:table-cell table:style-name="ce32" table:formula="of:=&quot;user.getProperty('fullname')&quot;" office:value-type="string" office:string-value="user.getProperty('fullname')" calcext:value-type="string">
            <text:p>user.getProperty('fullname')</text:p>
          </table:table-cell>
          <table:table-cell table:style-name="ce32" table:formula="of:=&quot;user.getProperty('email')&quot;" office:value-type="string" office:string-value="user.getProperty('email')" calcext:value-type="string">
            <text:p>user.getProperty('email')</text:p>
          </table:table-cell>
          <table:table-cell table:style-name="ce32">
            <office:annotation draw:style-name="gr2" draw:text-style-name="P4" svg:width="21.429cm" svg:height="1.386cm" svg:x="10.566cm" svg:y="2.97cm" draw:caption-point-x="22.885cm" draw:caption-point-y="-2.224cm">
              <dc:creator>sge</dc:creator>
              <dc:date>2023-06-01T00:00:00</dc:date>
              <text:p text:style-name="P3"><text:span text:style-name="T2">do cell</text:span></text:p>
              <text:p text:style-name="P3"><text:span text:style-name="T2">from+ text(</text:span><text:span text:style-name="T3">'\n'.join([context.aq_parent.portal_groups.getGroupById(id).getGroupTitleOrName() for id in user.getGroups() if id != 'AuthenticatedUsers'])</text:span><text:span text:style-name="T2">)</text:span></text:p>
            </office:annotation>
          </table:table-cell>
          <table:table-cell table:style-name="ce32" table:formula="of:=&quot;user.getProperty('login_time').strftime('%Y-%m-%d %H:%M')&quot;" office:value-type="string" office:string-value="user.getProperty('login_time').strftime('%Y-%m-%d %H:%M')" calcext:value-type="string">
            <text:p>user.getProperty('login_time').strftime('%Y-%m-%d %H:%M')</text:p>
          </table:table-cell>
          <table:table-cell table:style-name="ce32" table:formula="of:=&quot;user.getProperty('last_login_time').strftime('%Y-%m-%d %H:%M')&quot;" office:value-type="string" office:string-value="user.getProperty('last_login_time').strftime('%Y-%m-%d %H:%M')" calcext:value-type="string">
            <text:p>user.getProperty('last_login_time').strftime('%Y-%m-%d %H:%M')</text:p>
          </table:table-cell>
          <table:table-cell table:style-name="ce30" table:number-columns-repeated="1006"/>
          <table:table-cell table:style-name="ce36" table:number-columns-repeated="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groupe" table:style-name="ta1">
        <table:table-column table:style-name="co7" table:default-cell-style-name="ce31"/>
        <table:table-column table:style-name="co8" table:default-cell-style-name="ce31"/>
        <table:table-column table:style-name="co6" table:number-columns-repeated="1022" table:default-cell-style-name="Default"/>
        <table:table-row table:style-name="ro4">
          <table:table-cell table:style-name="ce11" office:value-type="string" calcext:value-type="string">
            <text:p>Groupe</text:p>
          </table:table-cell>
          <table:table-cell table:style-name="ce11" office:value-type="string" calcext:value-type="string">
            <text:p>Utilisateurs</text:p>
          </table:table-cell>
          <table:table-cell table:style-name="ce42" table:number-columns-repeated="1022"/>
        </table:table-row>
        <table:table-row table:style-name="ro3">
          <table:table-cell table:style-name="ce40" table:formula="of:=&quot;group.getGroupTitleOrName()&quot;" office:value-type="string" office:string-value="group.getGroupTitleOrName()" calcext:value-type="string">
            <office:annotation office:display="true" draw:style-name="gr3" draw:text-style-name="P2" svg:width="14.989cm" svg:height="1.001cm" svg:x="1.712cm" svg:y="7.948cm" draw:caption-point-x="18.277cm" draw:caption-point-y="-7.409cm">
              <dc:creator>ADU</dc:creator>
              <dc:date>2021-04-26T00:00:00</dc:date>
              <text:p text:style-name="P5"><text:span text:style-name="T1">do row for group_id in context.aq_parent.portal_groups.getGroupIds()</text:span></text:p>
              <text:p text:style-name="P5"><text:span text:style-name="T1">with group=c</text:span><text:span text:style-name="T4">ontext.aq_parent.portal_groups.getGroupById(group_id)</text:span></text:p>
            </office:annotation>
            <text:p>group.getGroupTitleOrName()</text:p>
          </table:table-cell>
          <table:table-cell table:style-name="ce41">
            <office:annotation office:display="true" draw:style-name="gr2" draw:text-style-name="P4" svg:width="21.429cm" svg:height="1.064cm" svg:x="19.607cm" svg:y="4.386cm" draw:caption-point-x="14.022cm" draw:caption-point-y="-3.847cm">
              <dc:creator>ADU</dc:creator>
              <dc:date>2021-04-26T00:00:00</dc:date>
              <text:p text:style-name="P6"><text:span text:style-name="T2">do cell</text:span></text:p>
              <text:p text:style-name="P6"><text:span text:style-name="T2">from+ text(</text:span><text:span text:style-name="T3">'\n'.join([member.id + " - " + member.getProperty('fullname') for member in group.getGroupMembers()])</text:span><text:span text:style-name="T2">)</text:span></text:p>
            </office:annotation>
          </table:table-cell>
          <table:table-cell table:style-name="ce42"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 utilisateur'.A1:'Par utilisateur'.F1048576" table:display-filter-buttons="true" table:orientation="column"/>
        <table:database-range table:name="__Anonymous_Sheet_DB__1" table:target-range-address="'Par groupe'.A1:'Par groupe'.B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vian Antoine</meta:initial-creator>
    <meta:creation-date>2016-03-24T11:39:50</meta:creation-date>
    <dc:date>2023-06-01T11:51:54.837324117</dc:date>
    <meta:editing-duration>PT10H54M33S</meta:editing-duration>
    <meta:editing-cycles>114</meta:editing-cycles>
    <meta:generator>LibreOffice/7.3.7.2$Linux_X86_64 LibreOffice_project/30$Build-2</meta:generator>
    <meta:document-statistic meta:table-count="2" meta:cell-count="14" meta:object-count="0"/>
  </office:meta>
</office:document-meta>
</file>